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9.45mm" fo:break-before="auto" style:use-optimal-row-height="true"/>
    </style:style>
    <style:style style:name="ro2" style:family="table-row">
      <style:table-row-properties style:row-height="6.95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7.62mm" fo:break-before="auto" style:use-optimal-row-height="true"/>
    </style:style>
    <style:style style:name="ro5" style:family="table-row">
      <style:table-row-properties style:row-height="14.2mm" fo:break-before="auto" style:use-optimal-row-height="true"/>
    </style:style>
    <style:style style:name="ro6" style:family="table-row">
      <style:table-row-properties style:row-height="27.9mm" fo:break-before="auto" style:use-optimal-row-height="true"/>
    </style:style>
    <style:style style:name="ro7" style:family="table-row">
      <style:table-row-properties style:row-height="21.06mm" fo:break-before="auto" style:use-optimal-row-height="true"/>
    </style:style>
    <style:style style:name="ro8" style:family="table-row">
      <style:table-row-properties style:row-height="10.78mm" fo:break-before="auto" style:use-optimal-row-height="true"/>
    </style:style>
    <style:style style:name="ro9" style:family="table-row">
      <style:table-row-properties style:row-height="116.88mm" fo:break-before="auto" style:use-optimal-row-height="true"/>
    </style:style>
    <style:style style:name="ro10" style:family="table-row">
      <style:table-row-properties style:row-height="48.44mm" fo:break-before="auto" style:use-optimal-row-height="true"/>
    </style:style>
    <style:style style:name="ro11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bold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number-columns-repeated="149" table:default-cell-style-name="Default"/>
        <table:table-row table:style-name="ro1">
          <table:table-cell table:style-name="ce1" office:value-type="string" calcext:value-type="string" table:number-columns-spanned="150" table:number-rows-spanned="1">
            <text:p>Cluster Installation</text:p>
          </table:table-cell>
          <table:covered-table-cell table:number-columns-repeated="149"/>
        </table:table-row>
        <table:table-row table:style-name="ro2">
          <table:table-cell table:style-name="ce2" office:value-type="string" calcext:value-type="string" table:number-columns-spanned="150" table:number-rows-spanned="1">
            <text:p>Inspect hosts for correctness </text:p>
          </table:table-cell>
          <table:covered-table-cell table:number-columns-repeated="149"/>
        </table:table-row>
        <table:table-row table:style-name="ro2">
          <table:table-cell table:style-name="ce2" office:value-type="string" calcext:value-type="string" table:number-columns-spanned="150" table:number-rows-spanned="1">
            <text:p>Validations</text:p>
          </table:table-cell>
          <table:covered-table-cell table:number-columns-repeated="149"/>
        </table:table-row>
        <table:table-row table:style-name="ro3">
          <table:table-cell/>
          <table:table-cell table:style-name="ce6" office:value-type="string" calcext:value-type="string">
            <text:p>Inspector ran on all 3 hosts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Individual hosts resolved their own hostnames correctly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No errors were found while looking for conflicting init scripts. </text:p>
          </table:table-cell>
          <table:table-cell table:number-columns-repeated="148"/>
        </table:table-row>
        <table:table-row table:style-name="ro5">
          <table:table-cell/>
          <table:table-cell table:style-name="ce6" office:value-type="string" calcext:value-type="string">
            <text:p>No errors were found while checking /etc/hosts. </text:p>
          </table:table-cell>
          <table:table-cell table:number-columns-repeated="148"/>
        </table:table-row>
        <table:table-row table:style-name="ro5">
          <table:table-cell/>
          <table:table-cell table:style-name="ce6" office:value-type="string" calcext:value-type="string">
            <text:p>All hosts resolved localhost to 127.0.0.1. </text:p>
          </table:table-cell>
          <table:table-cell table:number-columns-repeated="148"/>
        </table:table-row>
        <table:table-row table:style-name="ro6">
          <table:table-cell/>
          <table:table-cell table:style-name="ce6" office:value-type="string" calcext:value-type="string">
            <text:p>All hosts checked resolved each other's hostnames correctly and in a timely manner. </text:p>
          </table:table-cell>
          <table:table-cell table:number-columns-repeated="148"/>
        </table:table-row>
        <table:table-row table:style-name="ro7">
          <table:table-cell/>
          <table:table-cell table:style-name="ce6" office:value-type="string" calcext:value-type="string">
            <text:p>Host clocks are approximately in sync (within ten minutes)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Host time zones are consistent across the cluster. </text:p>
          </table:table-cell>
          <table:table-cell table:number-columns-repeated="148"/>
        </table:table-row>
        <table:table-row table:style-name="ro8">
          <table:table-cell/>
          <table:table-cell table:style-name="ce6" office:value-type="string" calcext:value-type="string">
            <text:p>No users or groups are missing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No conflicts detected between packages and parcels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No kernel versions that are known to be bad are running. </text:p>
          </table:table-cell>
          <table:table-cell table:number-columns-repeated="148"/>
        </table:table-row>
        <table:table-row table:style-name="ro9">
          <table:table-cell/>
          <table:table-cell table:style-name="ce6" office:value-type="string" calcext:value-type="string">
            <text:p>Cloudera recommends setting /proc/sys/vm/swappiness to a maximum of 10. Current setting is 60. Use the sysctl command to change this setting at run time and edit /etc/sysctl.conf for this setting to be saved after a reboot. You can continue with installation, but Cloudera Manager might report that your hosts are unhealthy because they are swapping. The following hosts are affected: </text:p>
            <text:p><text:a xlink:href="http://cloudera-1:7180/cmf/express-wizard/wizard#" xlink:type="simple">View Details</text:a> </text:p>
          </table:table-cell>
          <table:table-cell table:number-columns-repeated="148"/>
        </table:table-row>
        <table:table-row table:style-name="ro9">
          <table:table-cell/>
          <table:table-cell table:style-name="ce6" office:value-type="string" calcext:value-type="string">
            <text:p>Transparent Huge Page Compaction is enabled and can cause significant performance problems. Run "echo never &gt; /sys/kernel/mm/transparent_hugepage/defrag" and "echo never &gt; /sys/kernel/mm/transparent_hugepage/enabled" to disable this, and then add the same command to an init script such as /etc/rc.local so it will be set on system reboot. The following hosts are affected: </text:p>
            <text:p><text:a xlink:href="http://cloudera-1:7180/cmf/express-wizard/wizard#" xlink:type="simple">View Details</text:a>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CDH 5 Hue Python version dependency is satisfied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0 hosts are running CDH 4 and 3 hosts are running CDH 5. </text:p>
          </table:table-cell>
          <table:table-cell table:number-columns-repeated="148"/>
        </table:table-row>
        <table:table-row table:style-name="ro10">
          <table:table-cell/>
          <table:table-cell table:style-name="ce6" office:value-type="string" calcext:value-type="string">
            <text:p>There are mismatched versions across the system, which will cause failures. See below for details on which hosts are running what versions of components. </text:p>
          </table:table-cell>
          <table:table-cell table:number-columns-repeated="148"/>
        </table:table-row>
        <table:table-row table:style-name="ro4">
          <table:table-cell/>
          <table:table-cell table:style-name="ce6" office:value-type="string" calcext:value-type="string">
            <text:p>All managed hosts have consistent versions of Java. </text:p>
          </table:table-cell>
          <table:table-cell table:number-columns-repeated="148"/>
        </table:table-row>
        <table:table-row table:style-name="ro6">
          <table:table-cell/>
          <table:table-cell table:style-name="ce6" office:value-type="string" calcext:value-type="string">
            <text:p>All checked Cloudera Management Daemons versions are consistent with the server. </text:p>
          </table:table-cell>
          <table:table-cell table:number-columns-repeated="148"/>
        </table:table-row>
        <table:table-row table:style-name="ro6">
          <table:table-cell/>
          <table:table-cell table:style-name="ce6" office:value-type="string" calcext:value-type="string">
            <text:p>All checked Cloudera Management Agents versions are consistent with the server. </text:p>
          </table:table-cell>
          <table:table-cell table:number-columns-repeated="148"/>
        </table:table-row>
        <table:table-row table:style-name="ro11">
          <table:table-cell table:number-columns-spanned="150" table:number-rows-spanned="1"/>
          <table:covered-table-cell table:number-columns-repeated="149"/>
        </table:table-row>
        <table:table-row table:style-name="ro2">
          <table:table-cell table:style-name="ce2" office:value-type="string" calcext:value-type="string" table:number-columns-spanned="150" table:number-rows-spanned="1">
            <text:p>Version Summary</text:p>
          </table:table-cell>
          <table:covered-table-cell table:number-columns-repeated="149"/>
        </table:table-row>
        <table:table-row table:style-name="ro12">
          <table:table-cell table:style-name="ce4" office:value-type="string" calcext:value-type="string" table:number-columns-spanned="150" table:number-rows-spanned="1">
            <text:p>Cluster 1</text:p>
          </table:table-cell>
          <table:covered-table-cell table:number-columns-repeated="149"/>
        </table:table-row>
        <table:table-row table:style-name="ro11">
          <table:table-cell table:style-name="ce5" office:value-type="string" calcext:value-type="string" table:number-columns-spanned="2" table:number-rows-spanned="1">
            <text:p>All Hosts</text:p>
          </table:table-cell>
          <table:covered-table-cell/>
          <table:table-cell table:number-columns-repeated="148"/>
        </table:table-row>
        <table:table-row table:style-name="ro11">
          <table:table-cell table:style-name="ce6" office:value-type="string" calcext:value-type="string" table:number-columns-spanned="2" table:number-rows-spanned="1">
            <text:p>cloudera-[1-2, 4]</text:p>
          </table:table-cell>
          <table:covered-table-cell/>
          <table:table-cell table:number-columns-repeated="148"/>
        </table:table-row>
        <table:table-row table:style-name="ro11">
          <table:table-cell table:style-name="ce5" office:value-type="string" calcext:value-type="string" table:number-columns-spanned="2" table:number-rows-spanned="1">
            <text:p>Component</text:p>
          </table:table-cell>
          <table:covered-table-cell/>
          <table:table-cell table:style-name="ce5" office:value-type="string" calcext:value-type="string">
            <text:p>Version</text:p>
          </table:table-cell>
          <table:table-cell table:style-name="ce5" office:value-type="string" calcext:value-type="string">
            <text:p>Hosts</text:p>
          </table:table-cell>
          <table:table-cell table:style-name="ce5" office:value-type="string" calcext:value-type="string">
            <text:p>Release</text:p>
          </table:table-cell>
          <table:table-cell table:style-name="ce5" office:value-type="string" calcext:value-type="string">
            <text:p>CDH Version</text:p>
          </table:table-cell>
          <table:table-cell table:number-columns-repeated="144"/>
        </table:table-row>
        <table:table-row table:style-name="ro3">
          <table:table-cell table:style-name="ce6" office:value-type="string" calcext:value-type="string" table:number-columns-spanned="6" table:number-rows-spanned="1">
            <text:p>Supervisord</text:p>
          </table:table-cell>
          <table:covered-table-cell table:number-columns-repeated="5"/>
          <table:table-cell table:style-name="ce6" office:value-type="string" calcext:value-type="string">
            <text:p>3.0-cm5.16.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Unavailable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40"/>
        </table:table-row>
        <table:table-row table:style-name="ro3">
          <table:table-cell table:style-name="ce6" office:value-type="string" calcext:value-type="string" table:number-columns-spanned="10" table:number-rows-spanned="1">
            <text:p>Bigtop-Tomcat (CDH 5 only)</text:p>
          </table:table-cell>
          <table:covered-table-cell table:number-columns-repeated="9"/>
          <table:table-cell table:style-name="ce6" office:value-type="string" calcext:value-type="string">
            <text:p>0.7.0+cdh5.16.1+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36"/>
        </table:table-row>
        <table:table-row table:style-name="ro3">
          <table:table-cell table:style-name="ce6" office:value-type="string" calcext:value-type="string" table:number-columns-spanned="14" table:number-rows-spanned="1">
            <text:p>Cloudera Manager Agent</text:p>
          </table:table-cell>
          <table:covered-table-cell table:number-columns-repeated="13"/>
          <table:table-cell table:style-name="ce6" office:value-type="string" calcext:value-type="string">
            <text:p>5.16.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m5161.p0.1.el6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32"/>
        </table:table-row>
        <table:table-row table:style-name="ro3">
          <table:table-cell table:style-name="ce6" office:value-type="string" calcext:value-type="string" table:number-columns-spanned="18" table:number-rows-spanned="1">
            <text:p>Cloudera Manager Management Daemons</text:p>
          </table:table-cell>
          <table:covered-table-cell table:number-columns-repeated="17"/>
          <table:table-cell table:style-name="ce6" office:value-type="string" calcext:value-type="string">
            <text:p>5.16.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m5161.p0.1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128"/>
        </table:table-row>
        <table:table-row table:style-name="ro3">
          <table:table-cell table:style-name="ce6" office:value-type="string" calcext:value-type="string" table:number-columns-spanned="22" table:number-rows-spanned="1">
            <text:p>Crunch (CDH 5 only)</text:p>
          </table:table-cell>
          <table:covered-table-cell table:number-columns-repeated="21"/>
          <table:table-cell table:style-name="ce6" office:value-type="string" calcext:value-type="string">
            <text:p>0.11.0+cdh5.16.1+106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24"/>
        </table:table-row>
        <table:table-row table:style-name="ro3">
          <table:table-cell table:style-name="ce6" office:value-type="string" calcext:value-type="string" table:number-columns-spanned="26" table:number-rows-spanned="1">
            <text:p>Flume NG</text:p>
          </table:table-cell>
          <table:covered-table-cell table:number-columns-repeated="25"/>
          <table:table-cell table:style-name="ce6" office:value-type="string" calcext:value-type="string">
            <text:p>1.6.0+cdh5.16.1+192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20"/>
        </table:table-row>
        <table:table-row table:style-name="ro3">
          <table:table-cell table:style-name="ce6" office:value-type="string" calcext:value-type="string" table:number-columns-spanned="30" table:number-rows-spanned="1">
            <text:p>Hadoop</text:p>
          </table:table-cell>
          <table:covered-table-cell table:number-columns-repeated="29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16"/>
        </table:table-row>
        <table:table-row table:style-name="ro3">
          <table:table-cell table:style-name="ce6" office:value-type="string" calcext:value-type="string" table:number-columns-spanned="34" table:number-rows-spanned="1">
            <text:p>MapReduce 1</text:p>
          </table:table-cell>
          <table:covered-table-cell table:number-columns-repeated="33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12"/>
        </table:table-row>
        <table:table-row table:style-name="ro3">
          <table:table-cell table:style-name="ce6" office:value-type="string" calcext:value-type="string" table:number-columns-spanned="38" table:number-rows-spanned="1">
            <text:p>HDFS</text:p>
          </table:table-cell>
          <table:covered-table-cell table:number-columns-repeated="37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08"/>
        </table:table-row>
        <table:table-row table:style-name="ro3">
          <table:table-cell table:style-name="ce6" office:value-type="string" calcext:value-type="string" table:number-columns-spanned="42" table:number-rows-spanned="1">
            <text:p>HttpFS</text:p>
          </table:table-cell>
          <table:covered-table-cell table:number-columns-repeated="41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04"/>
        </table:table-row>
        <table:table-row table:style-name="ro3">
          <table:table-cell table:style-name="ce6" office:value-type="string" calcext:value-type="string" table:number-columns-spanned="46" table:number-rows-spanned="1">
            <text:p>hadoop-kms</text:p>
          </table:table-cell>
          <table:covered-table-cell table:number-columns-repeated="45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00"/>
        </table:table-row>
        <table:table-row table:style-name="ro3">
          <table:table-cell table:style-name="ce6" office:value-type="string" calcext:value-type="string" table:number-columns-spanned="50" table:number-rows-spanned="1">
            <text:p>MapReduce 2</text:p>
          </table:table-cell>
          <table:covered-table-cell table:number-columns-repeated="49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96"/>
        </table:table-row>
        <table:table-row table:style-name="ro3">
          <table:table-cell table:style-name="ce6" office:value-type="string" calcext:value-type="string" table:number-columns-spanned="54" table:number-rows-spanned="1">
            <text:p>YARN</text:p>
          </table:table-cell>
          <table:covered-table-cell table:number-columns-repeated="53"/>
          <table:table-cell table:style-name="ce6" office:value-type="string" calcext:value-type="string">
            <text:p>2.6.0+cdh5.16.1+284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92"/>
        </table:table-row>
        <table:table-row table:style-name="ro3">
          <table:table-cell table:style-name="ce6" office:value-type="string" calcext:value-type="string" table:number-columns-spanned="58" table:number-rows-spanned="1">
            <text:p>HBase</text:p>
          </table:table-cell>
          <table:covered-table-cell table:number-columns-repeated="57"/>
          <table:table-cell table:style-name="ce6" office:value-type="string" calcext:value-type="string">
            <text:p>1.2.0+cdh5.16.1+482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88"/>
        </table:table-row>
        <table:table-row table:style-name="ro3">
          <table:table-cell table:style-name="ce6" office:value-type="string" calcext:value-type="string" table:number-columns-spanned="62" table:number-rows-spanned="1">
            <text:p>Lily HBase Indexer</text:p>
          </table:table-cell>
          <table:covered-table-cell table:number-columns-repeated="61"/>
          <table:table-cell table:style-name="ce6" office:value-type="string" calcext:value-type="string">
            <text:p>1.5+cdh5.16.1+77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84"/>
        </table:table-row>
        <table:table-row table:style-name="ro3">
          <table:table-cell table:style-name="ce6" office:value-type="string" calcext:value-type="string" table:number-columns-spanned="66" table:number-rows-spanned="1">
            <text:p>Hive</text:p>
          </table:table-cell>
          <table:covered-table-cell table:number-columns-repeated="65"/>
          <table:table-cell table:style-name="ce6" office:value-type="string" calcext:value-type="string">
            <text:p>1.1.0+cdh5.16.1+143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80"/>
        </table:table-row>
        <table:table-row table:style-name="ro3">
          <table:table-cell table:style-name="ce6" office:value-type="string" calcext:value-type="string" table:number-columns-spanned="70" table:number-rows-spanned="1">
            <text:p>HCatalog</text:p>
          </table:table-cell>
          <table:covered-table-cell table:number-columns-repeated="69"/>
          <table:table-cell table:style-name="ce6" office:value-type="string" calcext:value-type="string">
            <text:p>1.1.0+cdh5.16.1+143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76"/>
        </table:table-row>
        <table:table-row table:style-name="ro3">
          <table:table-cell table:style-name="ce6" office:value-type="string" calcext:value-type="string" table:number-columns-spanned="74" table:number-rows-spanned="1">
            <text:p>Hue</text:p>
          </table:table-cell>
          <table:covered-table-cell table:number-columns-repeated="73"/>
          <table:table-cell table:style-name="ce6" office:value-type="string" calcext:value-type="string">
            <text:p>3.9.0+cdh5.16.1+844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72"/>
        </table:table-row>
        <table:table-row table:style-name="ro3">
          <table:table-cell table:style-name="ce6" office:value-type="string" calcext:value-type="string" table:number-columns-spanned="78" table:number-rows-spanned="1">
            <text:p>Impala</text:p>
          </table:table-cell>
          <table:covered-table-cell table:number-columns-repeated="77"/>
          <table:table-cell table:style-name="ce6" office:value-type="string" calcext:value-type="string">
            <text:p>2.12.0+cdh5.16.1+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68"/>
        </table:table-row>
        <table:table-row table:style-name="ro3">
          <table:table-cell table:style-name="ce6" office:value-type="string" calcext:value-type="string" table:number-columns-spanned="82" table:number-rows-spanned="1">
            <text:p>Java 6</text:p>
          </table:table-cell>
          <table:covered-table-cell table:number-columns-repeated="81"/>
          <table:table-cell table:style-name="ce6" office:value-type="string" calcext:value-type="string">
            <text:p>1.6.0_31 </text:p>
          </table:table-cell>
          <table:table-cell table:style-name="ce6" office:value-type="string" calcext:value-type="string">
            <text:p>cloudera-1 </text:p>
          </table:table-cell>
          <table:table-cell table:style-name="ce6" office:value-type="string" calcext:value-type="string">
            <text:p>Unavailable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64"/>
        </table:table-row>
        <table:table-row table:style-name="ro3">
          <table:table-cell table:style-name="ce6" office:value-type="string" calcext:value-type="string" table:number-columns-spanned="86" table:number-rows-spanned="1">
            <text:p>Java 7</text:p>
          </table:table-cell>
          <table:covered-table-cell table:number-columns-repeated="85"/>
          <table:table-cell table:style-name="ce6" office:value-type="string" calcext:value-type="string">
            <text:p>1.7.0_67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Unavailable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60"/>
        </table:table-row>
        <table:table-row table:style-name="ro10">
          <table:table-cell table:style-name="ce6" office:value-type="string" calcext:value-type="string" table:number-columns-spanned="90" table:number-rows-spanned="1">
            <text:p>Java 8</text:p>
          </table:table-cell>
          <table:covered-table-cell table:number-columns-repeated="89"/>
          <table:table-cell table:style-name="ce6" office:value-type="string" calcext:value-type="string">
            <text:p>openjdk version "1.8.0_191" OpenJDK Runtime Environment (build 1.8.0_191-b12) OpenJDK 64-Bit Server VM (build 25.191-b12, mixed mode) </text:p>
          </table:table-cell>
          <table:table-cell table:style-name="ce6" office:value-type="string" calcext:value-type="string">
            <text:p>cloudera-1 </text:p>
          </table:table-cell>
          <table:table-cell table:style-name="ce6" office:value-type="string" calcext:value-type="string">
            <text:p>Unavailable</text:p>
          </table:table-cell>
          <table:table-cell table:style-name="ce6" office:value-type="string" calcext:value-type="string">
            <text:p>Not applicable</text:p>
          </table:table-cell>
          <table:table-cell table:number-columns-repeated="56"/>
        </table:table-row>
        <table:table-row table:style-name="ro3">
          <table:table-cell table:style-name="ce6" office:value-type="string" calcext:value-type="string" table:number-columns-spanned="94" table:number-rows-spanned="1">
            <text:p>Kite (CDH 5 only)</text:p>
          </table:table-cell>
          <table:covered-table-cell table:number-columns-repeated="93"/>
          <table:table-cell table:style-name="ce6" office:value-type="string" calcext:value-type="string">
            <text:p>1.0.0+cdh5.16.1+151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52"/>
        </table:table-row>
        <table:table-row table:style-name="ro3">
          <table:table-cell table:style-name="ce6" office:value-type="string" calcext:value-type="string" table:number-columns-spanned="98" table:number-rows-spanned="1">
            <text:p>kudu</text:p>
          </table:table-cell>
          <table:covered-table-cell table:number-columns-repeated="97"/>
          <table:table-cell table:style-name="ce6" office:value-type="string" calcext:value-type="string">
            <text:p>1.7.0+cdh5.16.1+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48"/>
        </table:table-row>
        <table:table-row table:style-name="ro3">
          <table:table-cell table:style-name="ce6" office:value-type="string" calcext:value-type="string" table:number-columns-spanned="102" table:number-rows-spanned="1">
            <text:p>Llama (CDH 5 only)</text:p>
          </table:table-cell>
          <table:covered-table-cell table:number-columns-repeated="101"/>
          <table:table-cell table:style-name="ce6" office:value-type="string" calcext:value-type="string">
            <text:p>1.0.0+cdh5.16.1+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44"/>
        </table:table-row>
        <table:table-row table:style-name="ro3">
          <table:table-cell table:style-name="ce6" office:value-type="string" calcext:value-type="string" table:number-columns-spanned="106" table:number-rows-spanned="1">
            <text:p>Mahout</text:p>
          </table:table-cell>
          <table:covered-table-cell table:number-columns-repeated="105"/>
          <table:table-cell table:style-name="ce6" office:value-type="string" calcext:value-type="string">
            <text:p>0.9+cdh5.16.1+38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40"/>
        </table:table-row>
        <table:table-row table:style-name="ro3">
          <table:table-cell table:style-name="ce6" office:value-type="string" calcext:value-type="string" table:number-columns-spanned="110" table:number-rows-spanned="1">
            <text:p>Oozie</text:p>
          </table:table-cell>
          <table:covered-table-cell table:number-columns-repeated="109"/>
          <table:table-cell table:style-name="ce6" office:value-type="string" calcext:value-type="string">
            <text:p>4.1.0+cdh5.16.1+503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36"/>
        </table:table-row>
        <table:table-row table:style-name="ro3">
          <table:table-cell table:style-name="ce6" office:value-type="string" calcext:value-type="string" table:number-columns-spanned="114" table:number-rows-spanned="1">
            <text:p>Parquet</text:p>
          </table:table-cell>
          <table:covered-table-cell table:number-columns-repeated="113"/>
          <table:table-cell table:style-name="ce6" office:value-type="string" calcext:value-type="string">
            <text:p>1.5.0+cdh5.16.1+20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32"/>
        </table:table-row>
        <table:table-row table:style-name="ro3">
          <table:table-cell table:style-name="ce6" office:value-type="string" calcext:value-type="string" table:number-columns-spanned="118" table:number-rows-spanned="1">
            <text:p>Pig</text:p>
          </table:table-cell>
          <table:covered-table-cell table:number-columns-repeated="117"/>
          <table:table-cell table:style-name="ce6" office:value-type="string" calcext:value-type="string">
            <text:p>0.12.0+cdh5.16.1+117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28"/>
        </table:table-row>
        <table:table-row table:style-name="ro3">
          <table:table-cell table:style-name="ce6" office:value-type="string" calcext:value-type="string" table:number-columns-spanned="122" table:number-rows-spanned="1">
            <text:p>sentry</text:p>
          </table:table-cell>
          <table:covered-table-cell table:number-columns-repeated="121"/>
          <table:table-cell table:style-name="ce6" office:value-type="string" calcext:value-type="string">
            <text:p>1.5.1+cdh5.16.1+559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24"/>
        </table:table-row>
        <table:table-row table:style-name="ro3">
          <table:table-cell table:style-name="ce6" office:value-type="string" calcext:value-type="string" table:number-columns-spanned="126" table:number-rows-spanned="1">
            <text:p>Solr</text:p>
          </table:table-cell>
          <table:covered-table-cell table:number-columns-repeated="125"/>
          <table:table-cell table:style-name="ce6" office:value-type="string" calcext:value-type="string">
            <text:p>4.10.3+cdh5.16.1+532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20"/>
        </table:table-row>
        <table:table-row table:style-name="ro3">
          <table:table-cell table:style-name="ce6" office:value-type="string" calcext:value-type="string" table:number-columns-spanned="130" table:number-rows-spanned="1">
            <text:p>spark</text:p>
          </table:table-cell>
          <table:covered-table-cell table:number-columns-repeated="129"/>
          <table:table-cell table:style-name="ce6" office:value-type="string" calcext:value-type="string">
            <text:p>1.6.0+cdh5.16.1+577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6"/>
        </table:table-row>
        <table:table-row table:style-name="ro3">
          <table:table-cell table:style-name="ce6" office:value-type="string" calcext:value-type="string" table:number-columns-spanned="134" table:number-rows-spanned="1">
            <text:p>Sqoop</text:p>
          </table:table-cell>
          <table:covered-table-cell table:number-columns-repeated="133"/>
          <table:table-cell table:style-name="ce6" office:value-type="string" calcext:value-type="string">
            <text:p>1.4.6+cdh5.16.1+140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12"/>
        </table:table-row>
        <table:table-row table:style-name="ro3">
          <table:table-cell table:style-name="ce6" office:value-type="string" calcext:value-type="string" table:number-columns-spanned="138" table:number-rows-spanned="1">
            <text:p>Sqoop2</text:p>
          </table:table-cell>
          <table:covered-table-cell table:number-columns-repeated="137"/>
          <table:table-cell table:style-name="ce6" office:value-type="string" calcext:value-type="string">
            <text:p>1.99.5+cdh5.16.1+52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8"/>
        </table:table-row>
        <table:table-row table:style-name="ro3">
          <table:table-cell table:style-name="ce6" office:value-type="string" calcext:value-type="string" table:number-columns-spanned="142" table:number-rows-spanned="1">
            <text:p>Whirr</text:p>
          </table:table-cell>
          <table:covered-table-cell table:number-columns-repeated="141"/>
          <table:table-cell table:style-name="ce6" office:value-type="string" calcext:value-type="string">
            <text:p>0.9.0+cdh5.16.1+27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  <table:table-cell table:number-columns-repeated="4"/>
        </table:table-row>
        <table:table-row table:style-name="ro3">
          <table:table-cell table:style-name="ce6" office:value-type="string" calcext:value-type="string" table:number-columns-spanned="146" table:number-rows-spanned="1">
            <text:p>Zookeeper</text:p>
          </table:table-cell>
          <table:covered-table-cell table:number-columns-repeated="145"/>
          <table:table-cell table:style-name="ce6" office:value-type="string" calcext:value-type="string">
            <text:p>3.4.5+cdh5.16.1+155 </text:p>
          </table:table-cell>
          <table:table-cell table:style-name="ce6" office:value-type="string" calcext:value-type="string">
            <text:p>All Hosts </text:p>
          </table:table-cell>
          <table:table-cell table:style-name="ce6" office:value-type="string" calcext:value-type="string">
            <text:p>1.cdh5.16.1.p0.3</text:p>
          </table:table-cell>
          <table:table-cell table:style-name="ce6" office:value-type="string" calcext:value-type="string">
            <text:p>CDH 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20:31:42.675432495</meta:creation-date>
    <dc:date>2019-02-12T20:32:46.440085026</dc:date>
    <meta:editing-duration>PT1M8S</meta:editing-duration>
    <meta:editing-cycles>1</meta:editing-cycles>
    <meta:document-statistic meta:table-count="1" meta:cell-count="211" meta:object-count="0"/>
    <meta:generator>LibreOffice/5.4.1.2$Linux_X86_64 LibreOffice_project/40m0$Build-2</meta:generator>
  </office:meta>
</office:document-meta>
</file>